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300uF50V</text:p>
          </table:table-cell>
          <table:table-cell office:value-type="string" calcext:value-type="string">
            <text:p>50PX3300MEFC18X35.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00uF50V</text:p>
          </table:table-cell>
          <table:table-cell office:value-type="string" calcext:value-type="string">
            <text:p>50PX3300MEFC18X35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50V</text:p>
          </table:table-cell>
          <table:table-cell office:value-type="string" calcext:value-type="string">
            <text:p>RPEF11H104Z2P1A01B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50V</text:p>
          </table:table-cell>
          <table:table-cell office:value-type="string" calcext:value-type="string">
            <text:p>RPEF11H104Z2P1A01B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0uF35V</text:p>
          </table:table-cell>
          <table:table-cell office:value-type="string" calcext:value-type="string">
            <text:p>35ZLH220MEFC8X11.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0uF35V</text:p>
          </table:table-cell>
          <table:table-cell office:value-type="string" calcext:value-type="string">
            <text:p>35ZLH220MEFC8X11.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MJ-179PH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B2B-XH-A(LF)(SN)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6B-XH-A(LF)(SN)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KIC-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IPA Pゴシック" style:font-size-asian="10pt" style:language-asian="ja" style:country-asian="JP" style:font-name-complex="VL ゴシック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1:23:26.420979537</meta:creation-date>
    <dc:date>2023-01-22T11:37:30.512827033</dc:date>
    <meta:editing-duration>PT3M24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